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5891463353300668" text:style-name="L1">
        <text:list-item>
          <text:p text:style-name="P1">Cambio del icono de la barra de navegación.</text:p>
        </text:list-item>
        <text:list-item>
          <text:p text:style-name="P1">Cambio de tamaño del icono de la barra de navegación</text:p>
        </text:list-item>
        <text:list-item>
          <text:p text:style-name="P1">Cambio de color de fondo de la barra de navegación</text:p>
        </text:list-item>
        <text:list-item>
          <text:p text:style-name="P1">Cambio de color de las letras de la barra de navegación</text:p>
        </text:list-item>
        <text:list-item>
          <text:p text:style-name="P1">Cambio de colores de las opciones del menú seleccionadas en la barra de navegación</text:p>
        </text:list-item>
        <text:list-item>
          <text:p text:style-name="P2">Personalización del menú de navegación de todas las páginas</text:p>
        </text:list-item>
        <text:list-item>
          <text:p text:style-name="P2">Traducción del menú de navegación de todas las páginas</text:p>
        </text:list-item>
        <text:list-item>
          <text:p text:style-name="P2">Cambio de color de las opciones de toda la página por el azul Steam</text:p>
        </text:list-item>
        <text:list-item>
          <text:p text:style-name="P2">Eliminación de menú incómodo de bottom de todas las páginas</text:p>
        </text:list-item>
        <text:list-item>
          <text:p text:style-name="P2">Actualización de derechos de todas las páginas</text:p>
        </text:list-item>
        <text:list-item>
          <text:p text:style-name="P2">Utilizacion de archivo .less para personalizar los detalles de la página de contacto</text:p>
        </text:list-item>
        <text:list-item>
          <text:p text:style-name="P2">Adición de google maps en la dirección ficticia del local en Zaragoza</text:p>
        </text:list-item>
        <text:list-item>
          <text:p text:style-name="P2">Traducción del formulario de contacto y adición de credenciales</text:p>
        </text:list-item>
        <text:list-item>
          <text:p text:style-name="P2">Personalización del botón de enviar</text:p>
        </text:list-item>
        <text:list-item>
          <text:p text:style-name="P2">Personalización de texto del slide de la página principal</text:p>
        </text:list-item>
        <text:list-item>
          <text:p text:style-name="P2">Cambio de colores de fondo del slider</text:p>
        </text:list-item>
        <text:list-item>
          <text:p text:style-name="P2">Personalización de imagenes del slider</text:p>
        </text:list-item>
        <text:list-item>
          <text:p text:style-name="P2">Personalización parte inferior del slider</text:p>
        </text:list-item>
        <text:list-item>
          <text:p text:style-name="P2">Personalización novedades index.html</text:p>
        </text:list-item>
        <text:list-item>
          <text:p text:style-name="P2">Reescala de las imágenes descargadas</text:p>
        </text:list-item>
        <text:list-item>
          <text:p text:style-name="P2">Cambio de fondo del body de las páginas para responsivo</text:p>
        </text:list-item>
        <text:list-item>
          <text:p text:style-name="P2">Control de colores about_us de las fuentes</text:p>
        </text:list-item>
        <text:list-item>
          <text:p text:style-name="P2">Cambio de color hr</text:p>
        </text:list-item>
        <text:list-item>
          <text:p text:style-name="P2">Personalización cajas de personas about-us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M23S</meta:editing-duration>
    <meta:editing-cycles>20</meta:editing-cycles>
    <meta:generator>OpenOffice/4.1.2$Win32 OpenOffice.org_project/412m3$Build-9782</meta:generator>
    <dc:date>2016-02-27T21:46:39.48</dc:date>
    <dc:creator>Alvaro </dc:creator>
    <meta:document-statistic meta:table-count="0" meta:image-count="0" meta:object-count="0" meta:page-count="1" meta:paragraph-count="24" meta:word-count="225" meta:character-count="1249"/>
    <meta:user-defined meta:name="Info 1"/>
    <meta:user-defined meta:name="Info 2"/>
    <meta:user-defined meta:name="Info 3"/>
    <meta:user-defined meta:name="Info 4"/>
  </office:meta>
</office:document-meta>
</file>